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.937cm" svg:y="3.608cm">
            <draw:object draw:notify-on-update-of-ranges="Feuille1.A1:Feuille1.A1 Feuille1.A2:Feuille1.A6 Feuille1.B1:Feuille1.B1 Feuille1.B2:Feuille1.B6 Feuille1.C1:Feuille1.C1 Feuille1.C2:Feuille1.C6 Feuille1.D1:Feuille1.D1 Feuille1.D2:Feuille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 unbounded</text:p>
          </table:table-cell>
          <table:table-cell office:value-type="string" calcext:value-type="string">
            <text:p>unbounded concurrent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7825311.942959" calcext:value-type="float">
            <text:p>1,78E+007</text:p>
          </table:table-cell>
          <table:table-cell office:value-type="float" office:value="9994003.59784129" calcext:value-type="float">
            <text:p>9994003,59784129</text:p>
          </table:table-cell>
          <table:table-cell table:style-name="ce1" office:value-type="float" office:value="15948963.3173844" calcext:value-type="float">
            <text:p>1,59E+007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7472527.4725275" calcext:value-type="float">
            <text:p>2,75E+007</text:p>
          </table:table-cell>
          <table:table-cell office:value-type="float" office:value="7917656.37371338" calcext:value-type="float">
            <text:p>7917656,37371338</text:p>
          </table:table-cell>
          <table:table-cell table:style-name="ce1" office:value-type="float" office:value="21786492.3747277" calcext:value-type="float">
            <text:p>2,18E+007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20920502.0920502" calcext:value-type="float">
            <text:p>2,09E+007</text:p>
          </table:table-cell>
          <table:table-cell office:value-type="float" office:value="7710100.23130301" calcext:value-type="float">
            <text:p>7710100,23130301</text:p>
          </table:table-cell>
          <table:table-cell table:style-name="ce1" office:value-type="float" office:value="13386880.8567604" calcext:value-type="float">
            <text:p>1,34E+007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table:style-name="ce1" office:value-type="float" office:value="6443298.96907217" calcext:value-type="float">
            <text:p>6,44E+006</text:p>
          </table:table-cell>
          <table:table-cell table:style-name="ce1" office:value-type="float" office:value="1514463.12282296" calcext:value-type="float">
            <text:p>1,51E+006</text:p>
          </table:table-cell>
          <table:table-cell office:value-type="float" office:value="2785515.32033426" calcext:value-type="float">
            <text:p>2785515,32033426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table:style-name="ce1" office:value-type="float" office:value="761614.623000762" calcext:value-type="float">
            <text:p>7,62E+005</text:p>
          </table:table-cell>
          <table:table-cell office:value-type="float" office:value="169147.49661705" calcext:value-type="float">
            <text:p>169147,49661705</text:p>
          </table:table-cell>
          <table:table-cell office:value-type="float" office:value="299670.362601139" calcext:value-type="float">
            <text:p>299670,362601139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"/>
          <table:table-cell/>
        </table:table-row>
        <table:table-row table:style-name="ro1" table:number-rows-repeated="2"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1:29:34.589065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31T13:59:49.538095750</dc:date>
    <meta:editing-duration>PT1H6M55S</meta:editing-duration>
    <meta:editing-cycles>6</meta:editing-cycles>
    <meta:generator>LibreOffice/4.3.7.2$Linux_X86_64 LibreOffice_project/43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435cm" svg:y="3.703cm" style:legend-expansion="high" chart:style-name="ch2"/>
        <chart:plot-area chart:style-name="ch3" table:cell-range-address="Feuille1.A1:Feuille1.D6" chart:data-source-has-labels="both" svg:x="0.32cm" svg:y="0.18cm" svg:width="10.795cm" svg:height="8.64cm">
          <chartooo:coordinate-region svg:x="2.238cm" svg:y="0.379cm" svg:width="8.708cm" svg:height="7.396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D2:Feuille1.D6" chart:label-cell-address="Feuille1.D1:Feuille1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  <table:table-cell office:value-type="string">
                <text:p>unbounded concurren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7825311.942959">
                <text:p>17825311.942959</text:p>
                <draw:g>
                  <svg:desc>Feuille1.B2:Feuille1.B6</svg:desc>
                </draw:g>
              </table:table-cell>
              <table:table-cell office:value-type="float" office:value="9994003.59784129">
                <text:p>9994003.59784129</text:p>
                <draw:g>
                  <svg:desc>Feuille1.C2:Feuille1.C6</svg:desc>
                </draw:g>
              </table:table-cell>
              <table:table-cell office:value-type="float" office:value="15948963.3173844">
                <text:p>15948963.3173844</text:p>
                <draw:g>
                  <svg:desc>Feuille1.D2:Feuille1.D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7472527.4725275">
                <text:p>27472527.4725275</text:p>
              </table:table-cell>
              <table:table-cell office:value-type="float" office:value="7917656.37371338">
                <text:p>7917656.37371338</text:p>
              </table:table-cell>
              <table:table-cell office:value-type="float" office:value="21786492.3747277">
                <text:p>21786492.3747277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20920502.0920502">
                <text:p>20920502.0920502</text:p>
              </table:table-cell>
              <table:table-cell office:value-type="float" office:value="7710100.23130301">
                <text:p>7710100.23130301</text:p>
              </table:table-cell>
              <table:table-cell office:value-type="float" office:value="13386880.8567604">
                <text:p>13386880.8567604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6443298.96907217">
                <text:p>6443298.96907217</text:p>
              </table:table-cell>
              <table:table-cell office:value-type="float" office:value="1514463.12282296">
                <text:p>1514463.12282296</text:p>
              </table:table-cell>
              <table:table-cell office:value-type="float" office:value="2785515.32033426">
                <text:p>2785515.32033426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61614.623000762">
                <text:p>761614.623000762</text:p>
              </table:table-cell>
              <table:table-cell office:value-type="float" office:value="169147.49661705">
                <text:p>169147.49661705</text:p>
              </table:table-cell>
              <table:table-cell office:value-type="float" office:value="299670.362601139">
                <text:p>299670.362601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